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ameter_5f_update" style:display-name="parameter_update" style:family="table">
      <style:table-properties style:width="6.6382in" fo:margin-left="0.0174in" fo:break-before="auto" fo:break-after="auto" table:align="left" fo:keep-with-next="auto" style:may-break-between-rows="true" table:border-model="collapsing"/>
    </style:style>
    <style:style style:name="parameter_5f_update.A" style:display-name="parameter_update.A" style:family="table-column">
      <style:table-column-properties style:column-width="0.4167in"/>
    </style:style>
    <style:style style:name="parameter_5f_update.B" style:display-name="parameter_update.B" style:family="table-column">
      <style:table-column-properties style:column-width="3.1535in"/>
    </style:style>
    <style:style style:name="parameter_5f_update.C" style:display-name="parameter_update.C" style:family="table-column">
      <style:table-column-properties style:column-width="3.0681in"/>
    </style:style>
    <style:style style:name="parameter_5f_update.1" style:display-name="parameter_update.1" style:family="table-row">
      <style:table-row-properties style:min-row-height="0.3125in" fo:keep-together="auto"/>
    </style:style>
    <style:style style:name="parameter_5f_update.A1" style:display-name="parameter_update.A1" style:family="table-cell">
      <style:table-cell-properties style:vertical-align="middle" fo:background-color="transparent" fo:padding="0.0382in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parameter_5f_update.B1" style:display-name="parameter_update.B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parameter_5f_update.A2" style:display-name="parameter_update.A2" style:family="table-cell">
      <style:table-cell-properties style:vertical-align="middle" fo:background-color="transparent" fo:padding="0.0382in" fo:border-left="none" fo:border-right="0.75pt solid #000000" fo:border-top="none" fo:border-bottom="none" style:writing-mode="page">
        <style:background-image/>
      </style:table-cell-properties>
    </style:style>
    <style:style style:name="parameter_5f_update.B2" style:display-name="parameter_update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parameter_5f_update.A4" style:display-name="parameter_update.A4" style:family="table-cell">
      <style:table-cell-properties style:vertical-align="middle" fo:background-color="transparent" fo:padding="0.0382in" fo:border-left="none" fo:border-right="0.75pt solid #000000" fo:border-top="none" fo:border-bottom="0.75pt solid #000000" style:writing-mode="page">
        <style:background-image/>
      </style:table-cell-properties>
    </style:style>
    <style:style style:name="parameter_5f_update.B4" style:display-name="parameter_update.B4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ravi_5f_gradijent_5f_ab" style:display-name="pravi_gradijent_ab" style:family="table" style:master-page-name="">
      <style:table-properties style:width="8.1875in" fo:margin-left="-0.6208in" style:page-number="auto" table:align="left"/>
    </style:style>
    <style:style style:name="pravi_5f_gradijent_5f_ab.A" style:display-name="pravi_gradijent_ab.A" style:family="table-column">
      <style:table-column-properties style:column-width="0.4375in"/>
    </style:style>
    <style:style style:name="pravi_5f_gradijent_5f_ab.B" style:display-name="pravi_gradijent_ab.B" style:family="table-column">
      <style:table-column-properties style:column-width="7.75in"/>
    </style:style>
    <style:style style:name="pravi_5f_gradijent_5f_ab.A1" style:display-name="pravi_gradijent_ab.A1" style:family="table-cell">
      <style:table-cell-properties style:vertical-align="middle" fo:background-color="transparent" fo:padding="0.0382in" fo:border-left="none" fo:border-right="none" fo:border-top="0.5pt solid #000000" fo:border-bottom="0.5pt solid #000000" style:writing-mode="page">
        <style:background-image/>
      </style:table-cell-properties>
    </style:style>
    <style:style style:name="pravi_5f_gradijent_5f_ab.B1" style:display-name="pravi_gradijent_ab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avi_5f_gradijent_5f_ab.A2" style:display-name="pravi_gradijent_ab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ravi_5f_gradijent_5f_ab.B2" style:display-name="pravi_gradijent_ab.B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pravi_5f_gradijent_5f_ab.A5" style:display-name="pravi_gradijent_ab.A5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pravi_5f_gradijent_5f_ab.B5" style:display-name="pravi_gradijent_ab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 style:master-page-name="">
      <style:table-properties style:width="8.1875in" fo:margin-left="-0.6208in" style:page-number="auto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7.75in"/>
    </style:style>
    <style:style style:name="Table1.A1" style:family="table-cell">
      <style:table-cell-properties style:vertical-align="middle" fo:background-color="transparent" fo:padding="0.0382in" fo:border-left="none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1.A5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rsid="00152761" officeooo:paragraph-rsid="00152761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427" officeooo:paragraph-rsid="001d2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fo:language="sl" fo:country="SI" officeooo:rsid="00152761" officeooo:paragraph-rsid="00152761"/>
    </style:style>
    <style:style style:name="P5" style:family="paragraph" style:parent-style-name="Text_20_body">
      <style:paragraph-properties fo:text-align="end" style:justify-single-word="false"/>
      <style:text-properties fo:language="sl" fo:country="SI" officeooo:rsid="00152761" officeooo:paragraph-rsid="00152761"/>
    </style:style>
    <style:style style:name="P6" style:family="paragraph" style:parent-style-name="Text_20_body">
      <style:text-properties officeooo:rsid="001756a5" officeooo:paragraph-rsid="001756a5"/>
    </style:style>
    <style:style style:name="P7" style:family="paragraph" style:parent-style-name="Text_20_body">
      <style:paragraph-properties fo:text-align="center" style:justify-single-word="false"/>
      <style:text-properties officeooo:paragraph-rsid="001756a5"/>
    </style:style>
    <style:style style:name="P8" style:family="paragraph" style:parent-style-name="Text_20_body">
      <style:paragraph-properties fo:text-align="start" style:justify-single-word="false"/>
      <style:text-properties officeooo:rsid="001a3844" officeooo:paragraph-rsid="001a3844"/>
    </style:style>
    <style:style style:name="P9" style:family="paragraph" style:parent-style-name="Text_20_body">
      <style:paragraph-properties fo:text-align="start" style:justify-single-word="false"/>
      <style:text-properties officeooo:rsid="001a3844" officeooo:paragraph-rsid="001bb826"/>
    </style:style>
    <style:style style:name="P10" style:family="paragraph" style:parent-style-name="Text_20_body">
      <style:paragraph-properties fo:text-align="start" style:justify-single-word="false"/>
      <style:text-properties officeooo:rsid="001d2427" officeooo:paragraph-rsid="001d2427"/>
    </style:style>
    <style:style style:name="P11" style:family="paragraph" style:parent-style-name="Heading_20_1">
      <style:text-properties officeooo:rsid="001756a5" officeooo:paragraph-rsid="001756a5"/>
    </style:style>
    <style:style style:name="P12" style:family="paragraph" style:parent-style-name="Standard">
      <style:paragraph-properties fo:text-align="start" style:justify-single-word="false"/>
      <style:text-properties officeooo:rsid="001a3844" officeooo:paragraph-rsid="0023a530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rsid="001a3844" officeooo:paragraph-rsid="0023a530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rsid="001a3844" officeooo:paragraph-rsid="00287fc7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rsid="0029f189" officeooo:paragraph-rsid="0029f189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3a530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87fc7"/>
    </style:style>
    <style:style style:name="P18" style:family="paragraph" style:parent-style-name="Standard">
      <style:text-properties officeooo:paragraph-rsid="002be4ff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427" officeooo:paragraph-rsid="0029f1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officeooo:paragraph-rsid="002be4ff"/>
    </style:style>
    <style:style style:name="P23" style:family="paragraph" style:parent-style-name="Table_20_Contents">
      <loext:graphic-properties draw:fill="none"/>
      <style:paragraph-properties fo:margin-left="-0.5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5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officeooo:rsid="001d2427" officeooo:paragraph-rsid="001d2427"/>
    </style:style>
    <style:style style:name="P26" style:family="paragraph" style:parent-style-name="Text_20_body">
      <style:paragraph-properties fo:text-align="start" style:justify-single-word="false"/>
      <style:text-properties officeooo:rsid="001a3844" officeooo:paragraph-rsid="0023a530"/>
    </style:style>
    <style:style style:name="P27" style:family="paragraph" style:parent-style-name="Text_20_body">
      <style:paragraph-properties fo:text-align="start" style:justify-single-word="false"/>
      <style:text-properties style:font-name="Liberation Sans" fo:font-size="12pt" officeooo:rsid="001a3844" officeooo:paragraph-rsid="00287fc7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style:font-name="Liberation Sans" fo:font-size="12pt" officeooo:rsid="001a3844" officeooo:paragraph-rsid="00287fc7" style:font-size-asian="12pt" style:font-size-complex="12pt"/>
    </style:style>
    <style:style style:name="P29" style:family="paragraph" style:parent-style-name="Text_20_body" style:master-page-name="">
      <style:paragraph-properties fo:text-align="start" style:justify-single-word="false" style:page-number="auto"/>
      <style:text-properties officeooo:paragraph-rsid="00287fc7"/>
    </style:style>
    <style:style style:name="P30" style:family="paragraph" style:parent-style-name="Text_20_body" style:master-page-name="">
      <loext:graphic-properties draw:fill="none"/>
      <style:paragraph-properties fo:margin-left="-0.5618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style:font-name="Liberation Sans" fo:font-size="12pt" officeooo:rsid="001a3844" officeooo:paragraph-rsid="00287fc7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-0.5618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ans" fo:font-size="12pt" officeooo:rsid="001a3844" officeooo:paragraph-rsid="00287fc7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-0.5618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ans" fo:font-size="12pt" officeooo:rsid="001a3844" officeooo:paragraph-rsid="002be4ff" style:font-size-asian="12pt" style:font-size-complex="12pt"/>
    </style:style>
    <style:style style:name="T1" style:family="text">
      <style:text-properties fo:language="sl" fo:country="SI"/>
    </style:style>
    <style:style style:name="T2" style:family="text">
      <style:text-properties officeooo:rsid="001756a5"/>
    </style:style>
    <style:style style:name="T3" style:family="text">
      <style:text-properties officeooo:rsid="001a3844"/>
    </style:style>
    <style:style style:name="T4" style:family="text">
      <style:text-properties style:font-name="Liberation Sans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Liberation Sans" fo:font-size="12pt" fo:font-style="normal" fo:font-weight="normal" officeooo:rsid="001a3844" style:font-size-asian="12pt" style:font-style-asian="normal" style:font-weight-asian="normal" style:font-size-complex="12pt"/>
    </style:style>
    <style:style style:name="T6" style:family="text">
      <style:text-properties style:font-name="Liberation Sans" fo:font-size="12pt" fo:font-style="normal" fo:font-weight="normal" officeooo:rsid="0025a065" style:font-size-asian="12pt" style:font-style-asian="normal" style:font-weight-asian="normal" style:font-size-complex="12pt"/>
    </style:style>
    <style:style style:name="T7" style:family="text">
      <style:text-properties style:font-name="Liberation Sans" fo:font-size="12pt" officeooo:rsid="001a3844" style:font-size-asian="12pt" style:font-size-complex="12pt"/>
    </style:style>
    <style:style style:name="T8" style:family="text">
      <style:text-properties officeooo:rsid="002be4ff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domaća zadaća iz Neizrazitog, evolucijskog <text:span text:style-name="T1">i neuroračunarstva</text:span></text:p>
      <text:p text:style-name="P4"/>
      <text:p text:style-name="P5">Dominik Špiljak</text:p>
      <text:p text:style-name="P4"/>
      <text:h text:style-name="P11" text:outline-level="1">Izvod postupka učenja</text:h>
      <text:p text:style-name="P6">Prolaz unaprijed kroz mrežu:</text:p>
      <text:p text:style-name="P7"><text:span text:style-name="T2"><draw:frame draw:style-name="fr1" draw:name="Object1" text:anchor-type="as-char" svg:y="-0.3047in" svg:width="1.5681in" svg:height="0.5437in" draw:z-index="0"><draw:object xlink:href="./Object 1" xlink:type="simple" xlink:show="embed" xlink:actuate="onLoad"/><draw:image xlink:href="./ObjectReplacements/Object 1" xlink:type="simple" xlink:show="embed" xlink:actuate="onLoad"/></draw:frame></text:span><draw:frame draw:style-name="fr1" draw:name="Object2" text:anchor-type="as-char" svg:y="-0.3047in" svg:width="1.5992in" svg:height="0.5437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2173in" svg:width="1.1299in" svg:height="0.2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draw:frame draw:style-name="fr1" draw:name="Object4" text:anchor-type="as-char" svg:y="-0.6354in" svg:width="2.3634in" svg:height="1.152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6" text:anchor-type="as-char" svg:y="-0.3047in" svg:width="1.402in" svg:height="0.49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"/>
      <text:p text:style-name="P8">Gradijent za<draw:frame draw:style-name="fr1" draw:name="Object5" text:anchor-type="as-char" svg:y="-0.1484in" svg:width="0.2756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1" draw:name="Object7" text:anchor-type="as-char" svg:y="-0.3354in" svg:width="1.4508in" svg:height="0.5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 text:c="5"/><draw:frame draw:style-name="fr1" draw:name="Object8" text:anchor-type="as-char" svg:y="-0.3354in" svg:width="1.4665in" svg:height="0.5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3354in" svg:width="1.1063in" svg:height="0.8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"><draw:frame draw:style-name="fr1" draw:name="Object10" text:anchor-type="as-char" svg:y="-0.3354in" svg:width="2.0272in" svg:height="0.8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"/>
      <text:p text:style-name="P9">Gradijent za<draw:frame draw:style-name="fr1" draw:name="Object11" text:anchor-type="as-char" svg:y="-0.1484in" svg:width="0.2618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><draw:frame draw:style-name="fr1" draw:name="Object12" text:anchor-type="as-char" svg:y="-0.3354in" svg:width="1.4508in" svg:height="0.55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1" draw:name="Object13" text:anchor-type="as-char" svg:y="-0.3354in" svg:width="1.1063in" svg:height="0.8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1" draw:name="Object14" text:anchor-type="as-char" svg:y="-0.3354in" svg:width="2.0272in" svg:height="0.85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9"/>
      <text:p text:style-name="P9"><text:soft-page-break/></text:p>
      <text:p text:style-name="P9"/>
      <text:p text:style-name="P9">Gradijent za<draw:frame draw:style-name="fr1" draw:name="Object15" text:anchor-type="as-char" svg:y="-0.1484in" svg:width="0.2465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9"><draw:frame draw:style-name="fr1" draw:name="Object16" text:anchor-type="as-char" svg:y="-0.3354in" svg:width="1.4508in" svg:height="0.55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3354in" svg:width="1.1063in" svg:height="0.85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1" draw:name="Object18" text:anchor-type="as-char" svg:y="-0.3354in" svg:width="2.0272in" svg:height="0.85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/>
      <text:p text:style-name="P10">Ažuriranje parametara <draw:frame draw:style-name="fr1" draw:name="Object25" text:anchor-type="as-char" svg:y="-0.1484in" svg:width="0.5945in" svg:height="0.20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:</text:p>
      <table:table table:name="parameter_update" table:style-name="parameter_5f_update" table:template-name="Academic">
        <table:table-column table:style-name="parameter_5f_update.A"/>
        <table:table-column table:style-name="parameter_5f_update.B"/>
        <table:table-column table:style-name="parameter_5f_update.C"/>
        <table:table-row table:style-name="parameter_5f_update.1">
          <table:table-cell table:style-name="parameter_5f_update.A1" office:value-type="string">
            <text:p text:style-name="P2"/>
          </table:table-cell>
          <table:table-cell table:style-name="parameter_5f_update.B1" office:value-type="string">
            <text:p text:style-name="P2">Koristeći pravi gradijent</text:p>
          </table:table-cell>
          <table:table-cell table:style-name="parameter_5f_update.B1" office:value-type="string">
            <text:p text:style-name="P2">Koristeći stohastičku varijantu</text:p>
          </table:table-cell>
        </table:table-row>
        <table:table-row>
          <table:table-cell table:style-name="parameter_5f_update.A2" office:value-type="string">
            <text:p text:style-name="P2">p</text:p>
          </table:table-cell>
          <table:table-cell table:style-name="parameter_5f_update.B2">
            <text:p text:style-name="P3"><draw:frame draw:style-name="fr1" draw:name="Object19" text:anchor-type="as-char" svg:y="-0.3508in" svg:width="3.0846in" svg:height="0.867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parameter_5f_update.B2">
            <text:p text:style-name="P3"><draw:frame draw:style-name="fr1" draw:name="Object22" text:anchor-type="as-char" svg:y="-0.3354in" svg:width="2.8098in" svg:height="0.85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parameter_5f_update.A2" office:value-type="string">
            <text:p text:style-name="P2">q</text:p>
          </table:table-cell>
          <table:table-cell table:style-name="parameter_5f_update.B2">
            <text:p text:style-name="P3"><draw:frame draw:style-name="fr1" draw:name="Object20" text:anchor-type="as-char" svg:y="-0.3508in" svg:width="3.0492in" svg:height="0.8673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parameter_5f_update.B2">
            <text:p text:style-name="P3"><draw:frame draw:style-name="fr1" draw:name="Object23" text:anchor-type="as-char" svg:y="-0.3354in" svg:width="2.7744in" svg:height="0.8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>
          <table:table-cell table:style-name="parameter_5f_update.A4" office:value-type="string">
            <text:p text:style-name="P2">r</text:p>
          </table:table-cell>
          <table:table-cell table:style-name="parameter_5f_update.B4">
            <text:p text:style-name="P3"><draw:frame draw:style-name="fr1" draw:name="Object21" text:anchor-type="as-char" svg:y="-0.3508in" svg:width="3.0118in" svg:height="0.867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parameter_5f_update.B4">
            <text:p text:style-name="P3"><draw:frame draw:style-name="fr1" draw:name="Object24" text:anchor-type="as-char" svg:y="-0.3354in" svg:width="2.7366in" svg:height="0.85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</table:table>
      <text:p text:style-name="P10"/>
      <text:p text:style-name="P1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Gradijent za<draw:frame draw:style-name="fr1" draw:name="Object26" text:anchor-type="as-char" svg:y="-0.1744in" svg:width="0.3535in" svg:height="0.2346in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2"><draw:frame draw:style-name="fr1" draw:name="Object27" text:anchor-type="as-char" svg:y="-0.1744in" svg:width="0.2937in" svg:height="0.2346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4">utje</text:span><text:span text:style-name="T6">č</text:span><text:span text:style-name="T4">e na</text:span><text:span text:style-name="T4"><draw:frame draw:style-name="fr1" draw:name="Object28" text:anchor-type="as-char" svg:y="-0.1744in" svg:width="0.3075in" svg:height="0.2346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">,</text:span><text:span text:style-name="T4"><draw:frame draw:style-name="fr1" draw:name="Object29" text:anchor-type="as-char" svg:y="-0.1744in" svg:width="0.3075in" svg:height="0.2346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">utje</text:span><text:span text:style-name="T6">č</text:span><text:span text:style-name="T4">e na</text:span><text:span text:style-name="T4"><draw:frame draw:style-name="fr1" draw:name="Object30" text:anchor-type="as-char" svg:y="-0.1484in" svg:width="0.211in" svg:height="0.2091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">,</text:span><text:span text:style-name="T4"><draw:frame draw:style-name="fr1" draw:name="Object31" text:anchor-type="as-char" svg:y="-0.1484in" svg:width="0.211in" svg:height="0.2091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">utje</text:span><text:span text:style-name="T6">č</text:span><text:span text:style-name="T4">e na</text:span><text:span text:style-name="T4"><draw:frame draw:style-name="fr1" draw:name="Object32" text:anchor-type="as-char" svg:y="-0.1484in" svg:width="0.2217in" svg:height="0.2091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"> </text:span></text:p>
      <text:list xml:id="list282494492" text:style-name="L1">
        <text:list-item>
          <text:p text:style-name="P16"><text:span text:style-name="T5">stoga</text:span><text:span text:style-name="T5"><draw:frame draw:style-name="fr1" draw:name="Object33" text:anchor-type="as-char" svg:y="-0.1744in" svg:width="0.2937in" svg:height="0.2346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7">⇒</text:span><text:span text:style-name="T7"><draw:frame draw:style-name="fr1" draw:name="Object34" text:anchor-type="as-char" svg:y="-0.1744in" svg:width="0.3075in" svg:height="0.2346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7">⇒</text:span><text:span text:style-name="T7"><draw:frame draw:style-name="fr1" draw:name="Object35" text:anchor-type="as-char" svg:y="-0.1484in" svg:width="0.211in" svg:height="0.2091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7">⇒</text:span><text:span text:style-name="T7"><draw:frame draw:style-name="fr1" draw:name="Object36" text:anchor-type="as-char" svg:y="-0.1484in" svg:width="0.2217in" svg:height="0.2091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<text:p text:style-name="P16"><text:span text:style-name="T7"/></text:p>
        </text:list-item>
      </text:list>
      <text:p text:style-name="P13"><draw:frame draw:style-name="fr1" draw:name="Object37" text:anchor-type="as-char" svg:y="-0.3673in" svg:width="2.548in" svg:height="0.616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" draw:name="Object38" text:anchor-type="as-char" svg:y="-0.6354in" svg:width="4.5689in" svg:height="1.15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1" draw:name="Object39" text:anchor-type="as-char" svg:y="-0.3354in" svg:width="1.039in" svg:height="0.583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draw:frame draw:style-name="fr1" draw:name="Object40" text:anchor-type="as-char" svg:y="-0.3673in" svg:width="2.128in" svg:height="0.616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5"/>
      <text:p text:style-name="P15"/>
      <text:p text:style-name="P13"><draw:frame draw:style-name="fr1" draw:name="Object41" text:anchor-type="as-char" svg:y="-0.6354in" svg:width="7.4193in" svg:height="1.15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3"/>
      <text:p text:style-name="P13"/>
      <text:p text:style-name="P27">Gradijent za<draw:frame draw:style-name="fr1" draw:name="Object42" text:anchor-type="as-char" svg:y="-0.1744in" svg:width="0.3535in" svg:height="0.234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8"><draw:frame draw:style-name="fr1" draw:name="Object43" text:anchor-type="as-char" svg:y="-0.3673in" svg:width="2.548in" svg:height="0.616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44" text:anchor-type="as-char" svg:y="-0.3673in" svg:width="2.6811in" svg:height="0.6161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0"><draw:frame draw:style-name="fr1" draw:name="Object45" text:anchor-type="as-char" svg:y="-0.6354in" svg:width="7.9728in" svg:height="1.152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29"><text:span text:style-name="T3">Gradijent za</text:span><text:span text:style-name="T3"><draw:frame draw:style-name="fr1" draw:name="Object47" text:anchor-type="as-char" svg:y="-0.1744in" svg:width="0.361in" svg:height="0.2346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list xml:id="list164723447567867" text:continue-numbering="true" text:style-name="L1">
        <text:list-header>
          <text:p text:style-name="P17"><text:span text:style-name="T7"/></text:p>
        </text:list-header>
      </text:list>
      <text:p text:style-name="P14"><draw:frame draw:style-name="fr1" draw:name="Object58" text:anchor-type="as-char" svg:y="-0.3673in" svg:width="2.5772in" svg:height="0.6161in" draw:z-index="47"><draw:object xlink:href="./Object 58" xlink:type="simple" xlink:show="embed" xlink:actuate="onLoad"/><draw:image xlink:href="./ObjectReplacements/Object 58" xlink:type="simple" xlink:show="embed" xlink:actuate="onLoad"/><svg:desc>formula</svg:desc></draw:frame><draw:frame draw:style-name="fr1" draw:name="Object60" text:anchor-type="as-char" svg:y="-0.3354in" svg:width="1.039in" svg:height="0.5839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draw:frame draw:style-name="fr1" draw:name="Object61" text:anchor-type="as-char" svg:y="-0.3673in" svg:width="2.1665in" svg:height="0.6161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4"><draw:frame draw:style-name="fr1" draw:name="Object62" text:anchor-type="as-char" svg:y="-0.6354in" svg:width="7.4484in" svg:height="1.152in" draw:z-index="5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4"/>
      <text:p text:style-name="P27">Gradijent za<draw:frame draw:style-name="fr1" draw:name="Object63" text:anchor-type="as-char" svg:y="-0.1744in" svg:width="0.361in" svg:height="0.2346in" draw:z-index="5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8"><draw:frame draw:style-name="fr1" draw:name="Object64" text:anchor-type="as-char" svg:y="-0.3673in" svg:width="2.5575in" svg:height="0.6161in" draw:z-index="52"><draw:object xlink:href="./Object 64" xlink:type="simple" xlink:show="embed" xlink:actuate="onLoad"/><draw:image xlink:href="./ObjectReplacements/Object 64" xlink:type="simple" xlink:show="embed" xlink:actuate="onLoad"/><svg:desc>formula</svg:desc></draw:frame><draw:frame draw:style-name="fr1" draw:name="Object65" text:anchor-type="as-char" svg:y="-0.3673in" svg:width="2.7201in" svg:height="0.6161in" draw:z-index="5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31"><draw:frame draw:style-name="fr1" draw:name="Object46" text:anchor-type="as-char" svg:y="-0.6354in" svg:width="8.0193in" svg:height="1.15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pravi_gradijent_ab" table:style-name="pravi_5f_gradijent_5f_ab">
        <table:table-column table:style-name="pravi_5f_gradijent_5f_ab.A"/>
        <table:table-column table:style-name="pravi_5f_gradijent_5f_ab.B"/>
        <text:soft-page-break/>
        <table:table-row>
          <table:table-cell table:style-name="pravi_5f_gradijent_5f_ab.A1" office:value-type="string">
            <text:p text:style-name="P23"/>
          </table:table-cell>
          <table:table-cell table:style-name="pravi_5f_gradijent_5f_ab.B1" office:value-type="string">
            <text:p text:style-name="P19">Koristeći pravi gradijent</text:p>
          </table:table-cell>
        </table:table-row>
        <table:table-row>
          <table:table-cell table:style-name="pravi_5f_gradijent_5f_ab.A2" office:value-type="string">
            <text:p text:style-name="P3"><draw:frame draw:style-name="fr1" draw:name="Object48" text:anchor-type="as-char" svg:y="-0.1744in" svg:width="0.2937in" svg:height="0.2346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pravi_5f_gradijent_5f_ab.B2" office:value-type="string">
            <text:p text:style-name="P3"><draw:frame draw:style-name="fr1" draw:name="Object52" text:anchor-type="as-char" svg:y="-0.5083in" svg:width="6.9799in" svg:height="0.922in" draw:z-index="5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pravi_5f_gradijent_5f_ab.A2" office:value-type="string">
            <text:p text:style-name="P3"><draw:frame draw:style-name="fr1" draw:name="Object49" text:anchor-type="as-char" svg:y="-0.1744in" svg:width="0.2937in" svg:height="0.2346in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pravi_5f_gradijent_5f_ab.B2" office:value-type="string">
            <text:p text:style-name="P3"><draw:frame draw:style-name="fr1" draw:name="Object53" text:anchor-type="as-char" svg:y="-0.5083in" svg:width="7.4244in" svg:height="0.922in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pravi_5f_gradijent_5f_ab.A2" office:value-type="string">
            <text:p text:style-name="P3"><draw:frame draw:style-name="fr1" draw:name="Object50" text:anchor-type="as-char" svg:y="-0.1744in" svg:width="0.302in" svg:height="0.2346in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pravi_5f_gradijent_5f_ab.B2" office:value-type="string">
            <text:p text:style-name="P3"><draw:frame draw:style-name="fr1" draw:name="Object54" text:anchor-type="as-char" svg:y="-0.5083in" svg:width="7.011in" svg:height="0.922in" draw:z-index="6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>
          <table:table-cell table:style-name="pravi_5f_gradijent_5f_ab.A5" office:value-type="string">
            <text:p text:style-name="P3"><draw:frame draw:style-name="fr1" draw:name="Object51" text:anchor-type="as-char" svg:y="-0.1744in" svg:width="0.3016in" svg:height="0.2346in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pravi_5f_gradijent_5f_ab.B5" office:value-type="string">
            <text:p text:style-name="P3"><draw:frame draw:style-name="fr1" draw:name="Object55" text:anchor-type="as-char" svg:y="-0.5083in" svg:width="7.4693in" svg:height="0.922in" draw:z-index="6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/>
          </table:table-cell>
          <table:table-cell table:style-name="Table1.B1" office:value-type="string">
            <text:p text:style-name="P22"><text:span text:style-name="T9">Koristeći s</text:span><text:span text:style-name="T10">tohastičku varijantu</text:span></text:p>
          </table:table-cell>
        </table:table-row>
        <table:table-row>
          <table:table-cell table:style-name="Table1.A2" office:value-type="string">
            <text:p text:style-name="P21"><draw:frame draw:style-name="fr1" draw:name="Object56" text:anchor-type="as-char" svg:y="-0.1744in" svg:width="0.2937in" svg:height="0.2346in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B2" office:value-type="string">
            <text:p text:style-name="P21"><draw:frame draw:style-name="fr1" draw:name="Object57" text:anchor-type="as-char" svg:y="-0.5083in" svg:width="6.7598in" svg:height="0.922in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1"><draw:frame draw:style-name="fr1" draw:name="Object59" text:anchor-type="as-char" svg:y="-0.1744in" svg:width="0.2937in" svg:height="0.2346in" draw:z-index="6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.B2" office:value-type="string">
            <text:p text:style-name="P21"><draw:frame draw:style-name="fr1" draw:name="Object66" text:anchor-type="as-char" svg:y="-0.5083in" svg:width="7.2043in" svg:height="0.922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1"><draw:frame draw:style-name="fr1" draw:name="Object67" text:anchor-type="as-char" svg:y="-0.1744in" svg:width="0.302in" svg:height="0.2346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.B2" office:value-type="string">
            <text:p text:style-name="P21"><draw:frame draw:style-name="fr1" draw:name="Object68" text:anchor-type="as-char" svg:y="-0.5083in" svg:width="6.7917in" svg:height="0.922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</table:table-row>
        <table:table-row>
          <table:table-cell table:style-name="Table1.A5" office:value-type="string">
            <text:p text:style-name="P21"><draw:frame draw:style-name="fr1" draw:name="Object69" text:anchor-type="as-char" svg:y="-0.1744in" svg:width="0.3016in" svg:height="0.2346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B5" office:value-type="string">
            <text:p text:style-name="P21"><draw:frame draw:style-name="fr1" draw:name="Object70" text:anchor-type="as-char" svg:y="-0.5083in" svg:width="7.2492in" svg:height="0.92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15T17:40:20.612563523</meta:creation-date>
    <dc:date>2020-12-16T16:47:22.304399917</dc:date>
    <meta:editing-duration>PT36M47S</meta:editing-duration>
    <meta:editing-cycles>11</meta:editing-cycles>
    <meta:generator>LibreOffice/6.3.6.2$Linux_X86_64 LibreOffice_project/30$Build-2</meta:generator>
    <meta:document-statistic meta:table-count="3" meta:image-count="0" meta:object-count="70" meta:page-count="5" meta:paragraph-count="59" meta:word-count="57" meta:character-count="397" meta:non-whitespace-character-count="357"/>
  </office:meta>
</office:document-meta>
</file>

<file path=Object 1/content.xml><?xml version="1.0" encoding="utf-8"?>
<math xmlns="http://www.w3.org/1998/Math/MathML" display="block">
  <semantics>
    <mrow>
      <msup>
        <msub>
          <mi>α</mi>
          <mi>i</mi>
        </msub>
        <mrow>
          <mo fence="true" stretchy="false">(</mo>
          <mrow>
            <mi>x</mi>
          </mrow>
          <mo fence="true" stretchy="false">)</mo>
        </mrow>
      </msup>
      <mo stretchy="false">=</mo>
      <mfrac>
        <mn>1</mn>
        <mrow>
          <mn>1</mn>
          <mo stretchy="false">+</mo>
          <msup>
            <mi mathvariant="normal">e</mi>
            <mrow>
              <msubsup>
                <mi>b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  <mo stretchy="false">⋅</mo>
              <mrow>
                <mo fence="true" stretchy="false">(</mo>
                <mrow>
                  <mrow>
                    <mi>x</mi>
                    <mo stretchy="false">−</mo>
                    <msubsup>
                      <mi>a</mi>
                      <mi>i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</mrow>
          </msup>
        </mrow>
      </mfrac>
    </mrow>
    <annotation encoding="StarMath 5.0">{α_{i}}^(x) = {1} over {1 + func e^{b_{i}^(x) cdot ({x} - a_{i}^(x))}}
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p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p_i} = -( z_k - o_k ) cdot {{{α_i cdot x_k} } over {sum from {j = 1} to {m} {α_j}}}</annotation>
  </semantics>
</math>
</file>

<file path=Object 11/content.xml><?xml version="1.0" encoding="utf-8"?>
<math xmlns="http://www.w3.org/1998/Math/MathML" display="block">
  <semantics>
    <mrow>
      <msub>
        <mi>q</mi>
        <mi>i</mi>
      </msub>
      <mi mathvariant="normal">:</mi>
    </mrow>
    <annotation encoding="StarMath 5.0">q_i: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q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q</mi>
              <mi>i</mi>
            </msub>
          </mrow>
        </mfrac>
      </mrow>
    </mrow>
    <annotation encoding="StarMath 5.0">
{partial E_k} over {partial q_i} = {{ partial E_k } over { partial o_k }} cdot {{ partial o_k } over { partial q_i }}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q</mi>
            <mi>i</mi>
          </msub>
        </mrow>
      </mfrac>
      <mo stretchy="false">=</mo>
      <mfrac>
        <mrow>
          <msub>
            <mi>α</mi>
            <mi>i</mi>
          </msub>
          <mo stretchy="false">⋅</mo>
          <msub>
            <mi>y</mi>
            <mi>k</mi>
          </msub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q_i }} =  {{α_i cdot y_k} } over {sum from {j = 1} to {m} {α_j}}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q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q_i} = -( z_k - o_k ) cdot {{{α_i cdot y_k} } over {sum from {j = 1} to {m} {α_j}}}</annotation>
  </semantics>
</math>
</file>

<file path=Object 15/content.xml><?xml version="1.0" encoding="utf-8"?>
<math xmlns="http://www.w3.org/1998/Math/MathML" display="block">
  <semantics>
    <mrow>
      <msub>
        <mi>r</mi>
        <mi>i</mi>
      </msub>
      <mi mathvariant="normal">:</mi>
    </mrow>
    <annotation encoding="StarMath 5.0">r_i: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r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r</mi>
              <mi>i</mi>
            </msub>
          </mrow>
        </mfrac>
      </mrow>
    </mrow>
    <annotation encoding="StarMath 5.0">
{partial E_k} over {partial r_i} = {{ partial E_k } over { partial o_k }} cdot {{ partial o_k } over { partial r_i }}</annotation>
  </semantics>
</math>
</file>

<file path=Object 17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r</mi>
            <mi>i</mi>
          </msub>
        </mrow>
      </mfrac>
      <mo stretchy="false">=</mo>
      <mfrac>
        <msub>
          <mi>α</mi>
          <mi>i</mi>
        </msub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r_i }} =  {{α_i} } over {sum from {j = 1} to {m} {α_j}}</annotation>
  </semantics>
</math>
</file>

<file path=Object 1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r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r_i} = -( z_k - o_k ) cdot {{{α_i} } over {sum from {j = 1} to {m} {α_j}}}</annotation>
  </semantics>
</math>
</file>

<file path=Object 19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p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p_i(t + 1) = p_i(t) + η sum from {k = 1} to {N} ( z_k - o_k ) cdot {{{α_i} cdot x_k } over {sum from {j = 1} to {m} {α_j}}}</annotation>
  </semantics>
</math>
</file>

<file path=Object 2/content.xml><?xml version="1.0" encoding="utf-8"?>
<math xmlns="http://www.w3.org/1998/Math/MathML" display="block">
  <semantics>
    <mrow>
      <msup>
        <msub>
          <mi>α</mi>
          <mi>i</mi>
        </msub>
        <mrow>
          <mo fence="true" stretchy="false">(</mo>
          <mrow>
            <mi>y</mi>
          </mrow>
          <mo fence="true" stretchy="false">)</mo>
        </mrow>
      </msup>
      <mo stretchy="false">=</mo>
      <mfrac>
        <mn>1</mn>
        <mrow>
          <mn>1</mn>
          <mo stretchy="false">+</mo>
          <msup>
            <mi mathvariant="normal">e</mi>
            <mrow>
              <msubsup>
                <mi>b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  <mo stretchy="false">⋅</mo>
              <mrow>
                <mo fence="true" stretchy="false">(</mo>
                <mrow>
                  <mrow>
                    <mi>y</mi>
                    <mo stretchy="false">−</mo>
                    <msubsup>
                      <mi>a</mi>
                      <mi>i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</mrow>
          </msup>
        </mrow>
      </mfrac>
    </mrow>
    <annotation encoding="StarMath 5.0">{α_{i}}^(y) = {1} over {1 + func e^{b_{i}^(y) cdot ({y} - a_{i}^(y))}}</annotation>
  </semantics>
</math>
</file>

<file path=Object 20/content.xml><?xml version="1.0" encoding="utf-8"?>
<math xmlns="http://www.w3.org/1998/Math/MathML" display="block">
  <semantics>
    <mrow>
      <msub>
        <mi>q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q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q_i(t + 1) = q_i(t) + η  sum from {k = 1} to {N} ( z_k - o_k ) cdot {{{α_i} cdot y_k } over {sum from {j = 1} to {m} {α_j}}}</annotation>
  </semantics>
</math>
</file>

<file path=Object 2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r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r_i(t + 1) = r_i(t) + η  sum from {k = 1} to {N} ( z_k - o_k ) cdot {{{α_i}} over {sum from {j = 1} to {m} {α_j}}}</annotation>
  </semantics>
</math>
</file>

<file path=Object 22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p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p_i(t + 1) = p_i(t) + η ( z_k - o_k ) cdot {{{α_i} cdot x_k } over {sum from {j = 1} to {m} {α_j}}}</annotation>
  </semantics>
</math>
</file>

<file path=Object 23/content.xml><?xml version="1.0" encoding="utf-8"?>
<math xmlns="http://www.w3.org/1998/Math/MathML" display="block">
  <semantics>
    <mrow>
      <msub>
        <mi>q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q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q_i(t + 1) = q_i(t) + η ( z_k - o_k ) cdot {{{α_i} cdot y_k } over {sum from {j = 1} to {m} {α_j}}}</annotation>
  </semantics>
</math>
</file>

<file path=Object 24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r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r_i(t + 1) = r_i(t) + η ( z_k - o_k ) cdot {{{α_i}} over {sum from {j = 1} to {m} {α_j}}}</annotation>
  </semantics>
</math>
</file>

<file path=Object 25/content.xml><?xml version="1.0" encoding="utf-8"?>
<math xmlns="http://www.w3.org/1998/Math/MathML" display="block">
  <semantics>
    <mrow>
      <msub>
        <mi>p</mi>
        <mi>i</mi>
      </msub>
      <mi>,</mi>
      <msub>
        <mi>q</mi>
        <mi>i</mi>
      </msub>
      <mi>,</mi>
      <msub>
        <mi>r</mi>
        <mi>i</mi>
      </msub>
    </mrow>
    <annotation encoding="StarMath 5.0">p_i, q_i, r_i</annotation>
  </semantics>
</math>
</file>

<file path=Object 26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x</mi>
          </mrow>
          <mo fence="true" stretchy="false">)</mo>
        </mrow>
      </msubsup>
      <mi mathvariant="normal">:</mi>
    </mrow>
    <annotation encoding="StarMath 5.0">a_i^(x):
</annotation>
  </semantics>
</math>
</file>

<file path=Object 27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28/content.xml><?xml version="1.0" encoding="utf-8"?>
<math xmlns="http://www.w3.org/1998/Math/MathML" display="block">
  <semantics>
    <msubsup>
      <mi>α</mi>
      <mi>i</mi>
      <mrow>
        <mo fence="true" stretchy="false">(</mo>
        <mrow>
          <mi>x</mi>
        </mrow>
        <mo fence="true" stretchy="false">)</mo>
      </mrow>
    </msubsup>
    <annotation encoding="StarMath 5.0">α_i^(x)
</annotation>
  </semantics>
</math>
</file>

<file path=Object 29/content.xml><?xml version="1.0" encoding="utf-8"?>
<math xmlns="http://www.w3.org/1998/Math/MathML" display="block">
  <semantics>
    <msubsup>
      <mi>α</mi>
      <mi>i</mi>
      <mrow>
        <mo fence="true" stretchy="false">(</mo>
        <mrow>
          <mi>x</mi>
        </mrow>
        <mo fence="true" stretchy="false">)</mo>
      </mrow>
    </msubsup>
    <annotation encoding="StarMath 5.0">α_i^(x)
</annotation>
  </semantics>
</math>
</file>

<file path=Object 3/content.xml><?xml version="1.0" encoding="utf-8"?>
<math xmlns="http://www.w3.org/1998/Math/MathML" display="block">
  <semantics>
    <mrow>
      <msub>
        <mi>α</mi>
        <mi>i</mi>
      </msub>
      <mo stretchy="false">=</mo>
      <mrow>
        <msup>
          <msub>
            <mi>α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sup>
          <msub>
            <mi>α</mi>
            <mi>i</mi>
          </msub>
          <mrow>
            <mo fence="true" stretchy="false">(</mo>
            <mrow>
              <mi>y</mi>
            </mrow>
            <mo fence="true" stretchy="false">)</mo>
          </mrow>
        </msup>
      </mrow>
    </mrow>
    <annotation encoding="StarMath 5.0">
{α_i} =  {α_{i}}^(x) cdot {α_{i}}^( y )</annotation>
  </semantics>
</math>
</file>

<file path=Object 30/content.xml><?xml version="1.0" encoding="utf-8"?>
<math xmlns="http://www.w3.org/1998/Math/MathML" display="block">
  <semantics>
    <msub>
      <mi>α</mi>
      <mi>i</mi>
    </msub>
    <annotation encoding="StarMath 5.0">α_i
</annotation>
  </semantics>
</math>
</file>

<file path=Object 31/content.xml><?xml version="1.0" encoding="utf-8"?>
<math xmlns="http://www.w3.org/1998/Math/MathML" display="block">
  <semantics>
    <msub>
      <mi>α</mi>
      <mi>i</mi>
    </msub>
    <annotation encoding="StarMath 5.0">α_i
</annotation>
  </semantics>
</math>
</file>

<file path=Object 32/content.xml><?xml version="1.0" encoding="utf-8"?>
<math xmlns="http://www.w3.org/1998/Math/MathML" display="block">
  <semantics>
    <msub>
      <mi>o</mi>
      <mi>k</mi>
    </msub>
    <annotation encoding="StarMath 5.0">o_k
</annotation>
  </semantics>
</math>
</file>

<file path=Object 33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34/content.xml><?xml version="1.0" encoding="utf-8"?>
<math xmlns="http://www.w3.org/1998/Math/MathML" display="block">
  <semantics>
    <msubsup>
      <mi>α</mi>
      <mi>i</mi>
      <mrow>
        <mo fence="true" stretchy="false">(</mo>
        <mrow>
          <mi>x</mi>
        </mrow>
        <mo fence="true" stretchy="false">)</mo>
      </mrow>
    </msubsup>
    <annotation encoding="StarMath 5.0">α_i^(x)
</annotation>
  </semantics>
</math>
</file>

<file path=Object 35/content.xml><?xml version="1.0" encoding="utf-8"?>
<math xmlns="http://www.w3.org/1998/Math/MathML" display="block">
  <semantics>
    <msub>
      <mi>α</mi>
      <mi>i</mi>
    </msub>
    <annotation encoding="StarMath 5.0">α_i
</annotation>
  </semantics>
</math>
</file>

<file path=Object 36/content.xml><?xml version="1.0" encoding="utf-8"?>
<math xmlns="http://www.w3.org/1998/Math/MathML" display="block">
  <semantics>
    <msub>
      <mi>o</mi>
      <mi>k</mi>
    </msub>
    <annotation encoding="StarMath 5.0">o_k
</annotation>
  </semantics>
</math>
</file>

<file path=Object 37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  <mrow>
            <mo stretchy="false">∂</mo>
            <msubsup>
              <mi>a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</mrow>
    </mrow>
    <annotation encoding="StarMath 5.0">
{partial E_k} over {partial a_i ^ (x)} = {{ partial E_k } over { partial o_k }} cdot {{ partial o_k } over { partial α_i }} cdot {{ partial α_i } over { partial α_i^(x) }}  cdot {{ partial α_i^(x) } over { partial a_i ^ (x) }}</annotation>
  </semantics>
</math>
</file>

<file path=Object 38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α</mi>
            <mi>i</mi>
          </msub>
        </mrow>
      </mfrac>
      <mo stretchy="false">=</mo>
      <mfrac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  <mi>,</mi>
                <mrow>
                  <mi>j</mi>
                  <mo stretchy="false">≠</mo>
                  <mi>i</mi>
                </mrow>
              </mrow>
              <mi>m</mi>
            </munderover>
            <msub>
              <mi>α</mi>
              <mi>j</mi>
            </msub>
          </mrow>
          <mo stretchy="false">⋅</mo>
          <mrow>
            <mo fence="true" stretchy="false">(</mo>
            <mrow>
              <mrow>
                <mrow>
                  <mo fence="true" stretchy="false">(</mo>
                  <mrow>
                    <mrow>
                      <mrow>
                        <msub>
                          <mi>p</mi>
                          <mi>i</mi>
                        </msub>
                        <mo stretchy="false">⋅</mo>
                        <msub>
                          <mi>x</mi>
                          <mi>k</mi>
                        </msub>
                      </mrow>
                      <mo stretchy="false">+</mo>
                      <mrow>
                        <msub>
                          <mi>q</mi>
                          <mi>i</mi>
                        </msub>
                        <mo stretchy="false">⋅</mo>
                        <msub>
                          <mi>y</mi>
                          <mi>k</mi>
                        </msub>
                      </mrow>
                      <mo stretchy="false">+</mo>
                      <msub>
                        <mi>r</mi>
                        <mi>i</mi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sub>
                          <mi>p</mi>
                          <mi>j</mi>
                        </msub>
                        <mo stretchy="false">⋅</mo>
                        <msub>
                          <mi>x</mi>
                          <mi>k</mi>
                        </msub>
                      </mrow>
                      <mo stretchy="false">+</mo>
                      <mrow>
                        <msub>
                          <mi>q</mi>
                          <mi>j</mi>
                        </msub>
                        <mo stretchy="false">⋅</mo>
                        <msub>
                          <mi>y</mi>
                          <mi>k</mi>
                        </msub>
                      </mrow>
                      <mo stretchy="false">+</mo>
                      <msub>
                        <mi>r</mi>
                        <mi>j</mi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α</mi>
                  <mi>j</mi>
                </msub>
              </mrow>
            </mrow>
            <mo fence="true" stretchy="false">)</mo>
          </mrow>
          <mn>2</mn>
        </msup>
      </mfrac>
    </mrow>
    <annotation encoding="StarMath 5.0">{{ partial o_k } over { partial α_i }} = { {sum from {j = 1, j &lt;&gt; i } to {m}α_j cdot ((p_i cdot x_k + q_i cdot y_k + r_i) - (p_j cdot x_k + q_j cdot y_k + r_j))} } over {(sum from {j = 1} to {m} {α_j})^2}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α</mi>
            <mi>i</mi>
          </msub>
        </mrow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sup>
        <msub>
          <mi>α</mi>
          <mi>i</mi>
        </msub>
        <mrow>
          <mo fence="true" stretchy="false">(</mo>
          <mrow>
            <mi>y</mi>
          </mrow>
          <mo fence="true" stretchy="false">)</mo>
        </mrow>
      </msup>
    </mrow>
    <annotation encoding="StarMath 5.0">
{{ partial α_i } over { partial α_i^(x) }}  =  {α_{i}}^( y )</annotation>
  </semantics>
</math>
</file>

<file path=Object 4/content.xml><?xml version="1.0" encoding="utf-8"?>
<math xmlns="http://www.w3.org/1998/Math/MathML" display="block">
  <semantics>
    <mrow>
      <msub>
        <mi>o</mi>
        <mi>k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sub>
              <mi>α</mi>
              <mi>i</mi>
            </msub>
            <mo stretchy="false">⋅</mo>
            <mrow>
              <mo fence="true" stretchy="false">(</mo>
              <mrow>
                <mrow>
                  <mrow>
                    <msub>
                      <mi>p</mi>
                      <mi>i</mi>
                    </msub>
                    <mo stretchy="false">⋅</mo>
                    <msub>
                      <mi>x</mi>
                      <mi>k</mi>
                    </msub>
                  </mrow>
                  <mo stretchy="false">+</mo>
                  <mrow>
                    <msub>
                      <mi>q</mi>
                      <mi>i</mi>
                    </msub>
                    <mo stretchy="false">⋅</mo>
                    <msub>
                      <mi>y</mi>
                      <mi>k</mi>
                    </msub>
                  </mrow>
                  <mo stretchy="false">+</mo>
                  <msub>
                    <mi>r</mi>
                    <mi>i</mi>
                  </msub>
                </mrow>
              </mrow>
              <mo fence="true" stretchy="false">)</mo>
            </mrow>
          </mrow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o_k = { sum from {i = 1} to {m} {α_i cdot (p_i cdot x_k + q_i cdot y_k + r_i)} } over {sum from {j = 1} to {m} {α_j}}</annotation>
  </semantics>
</math>
</file>

<file path=Object 40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  <msubsup>
          <mi>a</mi>
          <mi>i</mi>
          <mrow>
            <mo fence="true" stretchy="false">(</mo>
            <mrow>
              <mi>x</mi>
            </mrow>
            <mo fence="true" stretchy="false">)</mo>
          </mrow>
        </msubsup>
      </mfrac>
      <mo stretchy="false">=</mo>
      <mrow>
        <msup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</mrow>
    </mrow>
    <annotation encoding="StarMath 5.0">
{{ partial α_i^(x) } over {a_i^(x)}}  =  {b_{i}}^( x ) cdot ( 1 - α_i^(x) ) cdot α_i^(x)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sup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</mrow>
    </mrow>
    <annotation encoding="StarMath 5.0">
{partial E_k} over {partial a_i ^ (x)} = {-( z_k - o_k )} cdot {{ {sum from {j = 1, j &lt;&gt; i } to {m}α_j cdot ((p_i cdot x_k + q_i cdot y_k + r_i) - (p_j cdot x_k + q_j cdot y_k + r_j))} } over {(sum from {j = 1} to {m} {α_j})^2}} cdot {α_{i}}^( y ) cdot {b_{i}}^( x ) cdot ( 1 - α_i^(x) ) cdot α_i^(x)</annotation>
  </semantics>
</math>
</file>

<file path=Object 42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x</mi>
          </mrow>
          <mo fence="true" stretchy="false">)</mo>
        </mrow>
      </msubsup>
      <mi mathvariant="normal">:</mi>
    </mrow>
    <annotation encoding="StarMath 5.0">b_i^(x):
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  <mrow>
            <mo stretchy="false">∂</mo>
            <msubsup>
              <mi>b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</mrow>
    </mrow>
    <annotation encoding="StarMath 5.0">
{partial E_k} over {partial b_i ^ (x)} = {{ partial E_k } over { partial o_k }} cdot {{ partial o_k } over { partial α_i }} cdot {{ partial α_i } over { partial α_i^(x) }}  cdot {{ partial α_i^(x) } over { partial b_i ^ (x) }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  <msubsup>
          <mi>b</mi>
          <mi>i</mi>
          <mrow>
            <mo fence="true" stretchy="false">(</mo>
            <mrow>
              <mi>x</mi>
            </mrow>
            <mo fence="true" stretchy="false">)</mo>
          </mrow>
        </msubsup>
      </mfrac>
      <mo stretchy="false">=</mo>
      <mrow>
        <mrow>
          <mo stretchy="false">−</mo>
          <mrow>
            <mo fence="true" stretchy="false">(</mo>
            <mrow>
              <mrow>
                <mi>x</mi>
                <mo stretchy="false">−</mo>
                <msubsup>
                  <mi>a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{ partial α_i^(x) } over {b_i^(x)}}  =  -( x - a_i^(x) ) cdot α_i^(x) cdot( 1 - α_i^(x) )</annotation>
  </semantics>
</math>
</file>

<file path=Object 45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row>
          <mo stretchy="false">−</mo>
          <mrow>
            <mo fence="true" stretchy="false">(</mo>
            <mrow>
              <mrow>
                <mi>x</mi>
                <mo stretchy="false">−</mo>
                <msubsup>
                  <mi>a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x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partial E_k} over {partial b_i ^ (x)} = {-( z_k - o_k )} cdot {{ {sum from {j = 1, j &lt;&gt; i } to {m}α_j cdot ((p_i cdot x_k + q_i cdot y_k + r_i) - (p_j cdot x_k + q_j cdot y_k + r_j))} } over {(sum from {j = 1} to {m} {α_j})^2}} cdot {α_{i}}^( y ) cdot -( x - a_i^(x) ) cdot α_i^(x) cdot( 1 - α_i^(x))</annotation>
  </semantics>
</math>
</file>

<file path=Object 46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row>
          <mo stretchy="false">−</mo>
          <mrow>
            <mo fence="true" stretchy="false">(</mo>
            <mrow>
              <mrow>
                <mi>y</mi>
                <mo stretchy="false">−</mo>
                <msubsup>
                  <mi>a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partial E_k} over {partial b_i ^ (y)} = {-( z_k - o_k )} cdot {{ {sum from {j = 1, j &lt;&gt; i } to {m}α_j cdot ((p_i cdot x_k + q_i cdot y_k + r_i) - (p_j cdot x_k + q_j cdot y_k + r_j))} } over {(sum from {j = 1} to {m} {α_j})^2}} cdot {α_{i}}^( x ) cdot -( y - a_i^(y) ) cdot α_i^(y) cdot( 1 - α_i^(y))</annotation>
  </semantics>
</math>
</file>

<file path=Object 47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y</mi>
          </mrow>
          <mo fence="true" stretchy="false">)</mo>
        </mrow>
      </msubsup>
      <mi mathvariant="normal">:</mi>
    </mrow>
    <annotation encoding="StarMath 5.0">a_i^(y):
</annotation>
  </semantics>
</math>
</file>

<file path=Object 48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49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5/content.xml><?xml version="1.0" encoding="utf-8"?>
<math xmlns="http://www.w3.org/1998/Math/MathML" display="block">
  <semantics>
    <mrow>
      <msub>
        <mi>p</mi>
        <mi>i</mi>
      </msub>
      <mi mathvariant="normal">:</mi>
    </mrow>
    <annotation encoding="StarMath 5.0">p_i:</annotation>
  </semantics>
</math>
</file>

<file path=Object 50/content.xml><?xml version="1.0" encoding="utf-8"?>
<math xmlns="http://www.w3.org/1998/Math/MathML" display="block">
  <semantics>
    <msubsup>
      <mi>a</mi>
      <mi>i</mi>
      <mrow>
        <mo fence="true" stretchy="false">(</mo>
        <mrow>
          <mi>y</mi>
        </mrow>
        <mo fence="true" stretchy="false">)</mo>
      </mrow>
    </msubsup>
    <annotation encoding="StarMath 5.0">a_i^(y)
</annotation>
  </semantics>
</math>
</file>

<file path=Object 51/content.xml><?xml version="1.0" encoding="utf-8"?>
<math xmlns="http://www.w3.org/1998/Math/MathML" display="block">
  <semantics>
    <msubsup>
      <mi>b</mi>
      <mi>i</mi>
      <mrow>
        <mo fence="true" stretchy="false">(</mo>
        <mrow>
          <mi>y</mi>
        </mrow>
        <mo fence="true" stretchy="false">)</mo>
      </mrow>
    </msubsup>
    <annotation encoding="StarMath 5.0">b_i^(y)
</annotation>
  </semantics>
</math>
</file>

<file path=Object 52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row>
    </mrow>
    <annotation encoding="StarMath 5.0">a_i^(x)(t + 1) = a_i^(x)(t) + η cdot sum from {k = 1} to {N} {( z_k - o_k )} cdot {{ {sum from {j = 1, j &lt;&gt; i } to {m}α_j cdot ((p_i cdot x_k + q_i cdot y_k + r_i) - (p_j cdot x_k + q_j cdot y_k + r_j))} } over {(sum from {j = 1} to {m} {α_j})^2}} cdot {α_{i}}^( y ) cdot {b_{i}}^( x ) cdot ( 1 - α_i^(x) ) cdot α_i^(x)</annotation>
  </semantics>
</math>
</file>

<file path=Object 53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x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b_i^(x)(t + 1) = b_i^(x)(t) + η cdot sum from {k = 1} to {N} {( z_k - o_k )} cdot {{ {sum from {j = 1, j &lt;&gt; i } to {m}α_j cdot ((p_i cdot x_k + q_i cdot y_k + r_i) - (p_j cdot x_k + q_j cdot y_k + r_j))} } over {(sum from {j = 1} to {m} {α_j})^2}} cdot {α_{i}}^( y ) cdot -( x - a_i^(x) ) cdot α_i^(x) cdot( 1 - α_i^(x))</annotation>
  </semantics>
</math>
</file>

<file path=Object 54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row>
    </mrow>
    <annotation encoding="StarMath 5.0">a_i^(y)(t + 1) = a_i^(y)(t) + η cdot sum from {k = 1} to {N} {( z_k - o_k )} cdot {{ {sum from {j = 1, j &lt;&gt; i } to {m}α_j cdot ((p_i cdot x_k + q_i cdot y_k + r_i) - (p_j cdot x_k + q_j cdot y_k + r_j))} } over {(sum from {j = 1} to {m} {α_j})^2}} cdot {α_{i}}^( x ) cdot {b_{i}}^( y ) cdot ( 1 - α_i^(y) ) cdot α_i^(y)</annotation>
  </semantics>
</math>
</file>

<file path=Object 55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o fence="true" stretchy="false">(</mo>
              <mrow>
                <mrow>
                  <msub>
                    <mi>z</mi>
                    <mi>k</mi>
                  </msub>
                  <mo stretchy="false">−</mo>
                  <msub>
                    <mi>o</mi>
                    <mi>k</mi>
                  </msub>
                </mrow>
              </mrow>
              <mo fence="true" stretchy="false">)</mo>
            </mrow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y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
b_i^(y)(t + 1) = b_i^(y)(t) + η cdot sum from {k = 1} to {N}{( z_k - o_k )} cdot {{ {sum from {j = 1, j &lt;&gt; i } to {m}α_j cdot ((p_i cdot x_k + q_i cdot y_k + r_i) - (p_j cdot x_k + q_j cdot y_k + r_j))} } over {(sum from {j = 1} to {m} {α_j})^2}} cdot {α_{i}}^( x ) cdot -( y - a_i^(y) ) cdot α_i^(y) cdot( 1 - α_i^(y))</annotation>
  </semantics>
</math>
</file>

<file path=Object 56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57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row>
    </mrow>
    <annotation encoding="StarMath 5.0">a_i^(x)(t + 1) = a_i^(x)(t) + η cdot  {( z_k - o_k )} cdot {{ {sum from {j = 1, j &lt;&gt; i } to {m}α_j cdot ((p_i cdot x_k + q_i cdot y_k + r_i) - (p_j cdot x_k + q_j cdot y_k + r_j))} } over {(sum from {j = 1} to {m} {α_j})^2}} cdot {α_{i}}^( y ) cdot {b_{i}}^( x ) cdot ( 1 - α_i^(x) ) cdot α_i^(x)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y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y</mi>
                </mrow>
                <mo fence="true" stretchy="false">)</mo>
              </mrow>
            </msubsup>
          </mrow>
          <mrow>
            <mo stretchy="false">∂</mo>
            <msubsup>
              <mi>a</mi>
              <mi>i</mi>
              <mrow>
                <mo fence="true" stretchy="false">(</mo>
                <mrow>
                  <mi>y</mi>
                </mrow>
                <mo fence="true" stretchy="false">)</mo>
              </mrow>
            </msubsup>
          </mrow>
        </mfrac>
      </mrow>
    </mrow>
    <annotation encoding="StarMath 5.0">
{partial E_k} over {partial a_i ^ (y)} = {{ partial E_k } over { partial o_k }} cdot {{ partial o_k } over { partial α_i }} cdot {{ partial α_i } over { partial α_i^(y) }}  cdot {{ partial α_i^(y) } over { partial a_i ^ (y) }}</annotation>
  </semantics>
</math>
</file>

<file path=Object 59/content.xml><?xml version="1.0" encoding="utf-8"?>
<math xmlns="http://www.w3.org/1998/Math/MathML" display="block">
  <semantics>
    <msubsup>
      <mi>a</mi>
      <mi>i</mi>
      <mrow>
        <mo fence="true" stretchy="false">(</mo>
        <mrow>
          <mi>x</mi>
        </mrow>
        <mo fence="true" stretchy="false">)</mo>
      </mrow>
    </msubsup>
    <annotation encoding="StarMath 5.0">a_i^(x)
</annotation>
  </semantics>
</math>
</file>

<file path=Object 6/content.xml><?xml version="1.0" encoding="utf-8"?>
<math xmlns="http://www.w3.org/1998/Math/MathML" display="block">
  <semantics>
    <mrow>
      <msub>
        <mi>E</mi>
        <mi>k</mi>
      </msub>
      <mo stretchy="false">=</mo>
      <mrow>
        <mfrac>
          <mn>1</mn>
          <mn>2</mn>
        </mfrac>
        <mo stretchy="false">⋅</mo>
        <msup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n>2</mn>
        </msup>
      </mrow>
    </mrow>
    <annotation encoding="StarMath 5.0">E_k = {1} over {2} cdot ( z_k - o_k ) ^ 2 </annotation>
  </semantics>
</math>
</file>

<file path=Object 60/content.xml><?xml version="1.0" encoding="utf-8"?>
<math xmlns="http://www.w3.org/1998/Math/MathML" display="block">
  <semantics>
    <mrow>
      <mfrac>
        <mrow>
          <mo stretchy="false">∂</mo>
          <msub>
            <mi>α</mi>
            <mi>i</mi>
          </msub>
        </mrow>
        <mrow>
          <mo stretchy="false">∂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</mrow>
      </mfrac>
      <mo stretchy="false">=</mo>
      <msup>
        <msub>
          <mi>α</mi>
          <mi>i</mi>
        </msub>
        <mrow>
          <mo fence="true" stretchy="false">(</mo>
          <mrow>
            <mi>y</mi>
          </mrow>
          <mo fence="true" stretchy="false">)</mo>
        </mrow>
      </msup>
    </mrow>
    <annotation encoding="StarMath 5.0">
{{ partial α_i } over { partial α_i^(x) }}  =  {α_{i}}^( y )</annotation>
  </semantics>
</math>
</file>

<file path=Object 61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  <msubsup>
          <mi>a</mi>
          <mi>i</mi>
          <mrow>
            <mo fence="true" stretchy="false">(</mo>
            <mrow>
              <mi>y</mi>
            </mrow>
            <mo fence="true" stretchy="false">)</mo>
          </mrow>
        </msubsup>
      </mfrac>
      <mo stretchy="false">=</mo>
      <mrow>
        <msup>
          <msub>
            <mi>b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</mrow>
    </mrow>
    <annotation encoding="StarMath 5.0">
{{ partial α_i^(y) } over {a_i^(y)}}  =  {b_{i}}^( y ) cdot ( 1 - α_i^(y) ) cdot α_i^(y)</annotation>
  </semantics>
</math>
</file>

<file path=Object 62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a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j</mi>
                    <mo stretchy="false">≠</mo>
                    <mi>i</mi>
                  </mrow>
                </mrow>
                <mi>m</mi>
              </munderover>
              <msub>
                <mi>α</mi>
                <mi>j</mi>
              </msub>
            </mrow>
            <mo stretchy="false">⋅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sub>
                            <mi>p</mi>
                            <mi>i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i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>p</mi>
                            <mi>j</mi>
                          </msub>
                          <mo stretchy="false">⋅</mo>
                          <msub>
                            <mi>x</mi>
                            <mi>k</mi>
                          </msub>
                        </mrow>
                        <mo stretchy="false">+</mo>
                        <mrow>
                          <msub>
                            <mi>q</mi>
                            <mi>j</mi>
                          </msub>
                          <mo stretchy="false">⋅</mo>
                          <msub>
                            <mi>y</mi>
                            <mi>k</mi>
                          </msub>
                        </mrow>
                        <mo stretchy="false">+</mo>
                        <msub>
                          <mi>r</mi>
                          <mi>j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m</mi>
                  </munderover>
                  <msub>
                    <mi>α</mi>
                    <mi>j</mi>
                  </msub>
                </mrow>
              </mrow>
              <mo fence="true" stretchy="false">)</mo>
            </mrow>
            <mn>2</mn>
          </msup>
        </mfrac>
        <mo stretchy="false">⋅</mo>
        <msup>
          <msub>
            <mi>α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⋅</mo>
        <msup>
          <msub>
            <mi>b</mi>
            <mi>i</mi>
          </msub>
          <mrow>
            <mo fence="true" stretchy="false">(</mo>
            <mrow>
              <mi>y</mi>
            </mrow>
            <mo fence="true" stretchy="false">)</mo>
          </mrow>
        </m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</mrow>
    </mrow>
    <annotation encoding="StarMath 5.0">
{partial E_k} over {partial a_i ^ (y)} = {-( z_k - o_k )} cdot {{ {sum from {j = 1, j &lt;&gt; i } to {m}α_j cdot ((p_i cdot x_k + q_i cdot y_k + r_i) - (p_j cdot x_k + q_j cdot y_k + r_j))} } over {(sum from {j = 1} to {m} {α_j})^2}} cdot {α_{i}}^( x ) cdot {b_{i}}^( y ) cdot ( 1 - α_i^(y) ) cdot α_i^(y)</annotation>
  </semantics>
</math>
</file>

<file path=Object 63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y</mi>
          </mrow>
          <mo fence="true" stretchy="false">)</mo>
        </mrow>
      </msubsup>
      <mi mathvariant="normal">:</mi>
    </mrow>
    <annotation encoding="StarMath 5.0">b_i^(y):
</annotation>
  </semantics>
</math>
</file>

<file path=Object 64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sup>
            <mi>b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α</mi>
              <mi>i</mi>
            </msub>
          </mrow>
        </mfrac>
        <mo stretchy="false">⋅</mo>
        <mfrac>
          <mrow>
            <mo stretchy="false">∂</mo>
            <msub>
              <mi>α</mi>
              <mi>i</mi>
            </msub>
          </mrow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  <mo stretchy="false">⋅</mo>
        <mfrac>
          <mrow>
            <mo stretchy="false">∂</mo>
            <msubsup>
              <mi>α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  <mrow>
            <mo stretchy="false">∂</mo>
            <msubsup>
              <mi>b</mi>
              <mi>i</mi>
              <mrow>
                <mo fence="true" stretchy="false">(</mo>
                <mrow>
                  <mi>x</mi>
                </mrow>
                <mo fence="true" stretchy="false">)</mo>
              </mrow>
            </msubsup>
          </mrow>
        </mfrac>
      </mrow>
    </mrow>
    <annotation encoding="StarMath 5.0">
{partial E_k} over {partial b_i ^ (y)} = {{ partial E_k } over { partial o_k }} cdot {{ partial o_k } over { partial α_i }} cdot {{ partial α_i } over { partial α_i^(x) }}  cdot {{ partial α_i^(x) } over { partial b_i ^ (x) }}</annotation>
  </semantics>
</math>
</file>

<file path=Object 65/content.xml><?xml version="1.0" encoding="utf-8"?>
<math xmlns="http://www.w3.org/1998/Math/MathML" display="block">
  <semantics>
    <mrow>
      <mfrac>
        <mrow>
          <mo stretchy="false">∂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  <msubsup>
          <mi>b</mi>
          <mi>i</mi>
          <mrow>
            <mo fence="true" stretchy="false">(</mo>
            <mrow>
              <mi>y</mi>
            </mrow>
            <mo fence="true" stretchy="false">)</mo>
          </mrow>
        </msubsup>
      </mfrac>
      <mo stretchy="false">=</mo>
      <mrow>
        <mrow>
          <mo stretchy="false">−</mo>
          <mrow>
            <mo fence="true" stretchy="false">(</mo>
            <mrow>
              <mrow>
                <mi>x</mi>
                <mo stretchy="false">−</mo>
                <msubsup>
                  <mi>a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  <mo stretchy="false">⋅</mo>
        <msubsup>
          <mi>α</mi>
          <mi>i</mi>
          <mrow>
            <mo fence="true" stretchy="false">(</mo>
            <mrow>
              <mi>y</mi>
            </mrow>
            <mo fence="true" stretchy="false">)</mo>
          </mrow>
        </msubsup>
        <mo stretchy="false">⋅</mo>
        <mrow>
          <mo fence="true" stretchy="false">(</mo>
          <mrow>
            <mrow>
              <mn>1</mn>
              <mo stretchy="false">−</mo>
              <msubsup>
                <mi>α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
{{ partial α_i^(y) } over {b_i^(y)}}  =  -( x - a_i^(y) ) cdot α_i^(y) cdot( 1 - α_i^(y) )</annotation>
  </semantics>
</math>
</file>

<file path=Object 66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x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x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x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x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b_i^(x)(t + 1) = b_i^(x)(t) + η cdot {( z_k - o_k )} cdot {{ {sum from {j = 1, j &lt;&gt; i } to {m}α_j cdot ((p_i cdot x_k + q_i cdot y_k + r_i) - (p_j cdot x_k + q_j cdot y_k + r_j))} } over {(sum from {j = 1} to {m} {α_j})^2}} cdot {α_{i}}^( y ) cdot -( x - a_i^(x) ) cdot α_i^(x) cdot( 1 - α_i^(x))</annotation>
  </semantics>
</math>
</file>

<file path=Object 67/content.xml><?xml version="1.0" encoding="utf-8"?>
<math xmlns="http://www.w3.org/1998/Math/MathML" display="block">
  <semantics>
    <msubsup>
      <mi>a</mi>
      <mi>i</mi>
      <mrow>
        <mo fence="true" stretchy="false">(</mo>
        <mrow>
          <mi>y</mi>
        </mrow>
        <mo fence="true" stretchy="false">)</mo>
      </mrow>
    </msubsup>
    <annotation encoding="StarMath 5.0">a_i^(y)
</annotation>
  </semantics>
</math>
</file>

<file path=Object 68/content.xml><?xml version="1.0" encoding="utf-8"?>
<math xmlns="http://www.w3.org/1998/Math/MathML" display="block">
  <semantics>
    <mrow>
      <msubsup>
        <mi>a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a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sup>
            <msub>
              <mi>b</mi>
              <mi>i</mi>
            </msub>
            <mrow>
              <mo fence="true" stretchy="false">(</mo>
              <mrow>
                <mi>y</mi>
              </mrow>
              <mo fence="true" stretchy="false">)</mo>
            </mrow>
          </m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</mrow>
      </mrow>
    </mrow>
    <annotation encoding="StarMath 5.0">a_i^(y)(t + 1) = a_i^(y)(t) + η cdot {( z_k - o_k )} cdot {{ {sum from {j = 1, j &lt;&gt; i } to {m}α_j cdot ((p_i cdot x_k + q_i cdot y_k + r_i) - (p_j cdot x_k + q_j cdot y_k + r_j))} } over {(sum from {j = 1} to {m} {α_j})^2}} cdot {α_{i}}^( x ) cdot {b_{i}}^( y ) cdot ( 1 - α_i^(y) ) cdot α_i^(y)</annotation>
  </semantics>
</math>
</file>

<file path=Object 69/content.xml><?xml version="1.0" encoding="utf-8"?>
<math xmlns="http://www.w3.org/1998/Math/MathML" display="block">
  <semantics>
    <msubsup>
      <mi>b</mi>
      <mi>i</mi>
      <mrow>
        <mo fence="true" stretchy="false">(</mo>
        <mrow>
          <mi>y</mi>
        </mrow>
        <mo fence="true" stretchy="false">)</mo>
      </mrow>
    </msubsup>
    <annotation encoding="StarMath 5.0">b_i^(y)
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p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p</mi>
              <mi>i</mi>
            </msub>
          </mrow>
        </mfrac>
      </mrow>
    </mrow>
    <annotation encoding="StarMath 5.0">
{partial E_k} over {partial p_i} = {{ partial E_k } over { partial o_k }} cdot {{ partial o_k } over { partial p_i }}</annotation>
  </semantics>
</math>
</file>

<file path=Object 70/content.xml><?xml version="1.0" encoding="utf-8"?>
<math xmlns="http://www.w3.org/1998/Math/MathML" display="block">
  <semantics>
    <mrow>
      <msubsup>
        <mi>b</mi>
        <mi>i</mi>
        <mrow>
          <mo fence="true" stretchy="false">(</mo>
          <mrow>
            <mi>y</mi>
          </mrow>
          <mo fence="true" stretchy="false">)</mo>
        </mrow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row>
            <mo fence="true" stretchy="false">(</mo>
            <mrow>
              <mi>y</mi>
            </mrow>
            <mo fence="true" stretchy="false">)</mo>
          </mrow>
        </msubsup>
      </mrow>
      <mrow>
        <mrow>
          <mo fence="true" stretchy="false">(</mo>
          <mrow>
            <mi>t</mi>
          </mrow>
          <mo fence="true" stretchy="false">)</mo>
        </mrow>
        <mo stretchy="false">+</mo>
        <mrow>
          <mi>η</mi>
          <mo stretchy="false">⋅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o stretchy="false">⋅</mo>
          <mfrac>
            <mrow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m</mi>
                </munderover>
                <msub>
                  <mi>α</mi>
                  <mi>j</mi>
                </msub>
              </mrow>
              <mo stretchy="false">⋅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i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i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sub>
                              <mi>p</mi>
                              <mi>j</mi>
                            </msub>
                            <mo stretchy="false">⋅</mo>
                            <msub>
                              <mi>x</mi>
                              <mi>k</mi>
                            </msub>
                          </mrow>
                          <mo stretchy="false">+</mo>
                          <mrow>
                            <msub>
                              <mi>q</mi>
                              <mi>j</mi>
                            </msub>
                            <mo stretchy="false">⋅</mo>
                            <msub>
                              <mi>y</mi>
                              <mi>k</mi>
                            </msub>
                          </mrow>
                          <mo stretchy="false">+</mo>
                          <msub>
                            <mi>r</mi>
                            <mi>j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m</mi>
                    </munderover>
                    <msub>
                      <mi>α</mi>
                      <mi>j</mi>
                    </msub>
                  </mrow>
                </mrow>
                <mo fence="true" stretchy="false">)</mo>
              </mrow>
              <mn>2</mn>
            </msup>
          </mfrac>
          <mo stretchy="false">⋅</mo>
          <msup>
            <msub>
              <mi>α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sup>
          <mo stretchy="false">⋅</mo>
          <mrow>
            <mo stretchy="false">−</mo>
            <mrow>
              <mo fence="true" stretchy="false">(</mo>
              <mrow>
                <mrow>
                  <mi>y</mi>
                  <mo stretchy="false">−</mo>
                  <msubsup>
                    <mi>a</mi>
                    <mi>i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subsup>
                </mrow>
              </mrow>
              <mo fence="true" stretchy="false">)</mo>
            </mrow>
          </mrow>
          <mo stretchy="false">⋅</mo>
          <msubsup>
            <mi>α</mi>
            <mi>i</mi>
            <mrow>
              <mo fence="true" stretchy="false">(</mo>
              <mrow>
                <mi>y</mi>
              </mrow>
              <mo fence="true" stretchy="false">)</mo>
            </mrow>
          </msubsup>
          <mo stretchy="false">⋅</mo>
          <mrow>
            <mo fence="true" stretchy="false">(</mo>
            <mrow>
              <mrow>
                <mn>1</mn>
                <mo stretchy="false">−</mo>
                <msubsup>
                  <mi>α</mi>
                  <mi>i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subsup>
              </mrow>
            </mrow>
            <mo fence="true" stretchy="false">)</mo>
          </mrow>
        </mrow>
      </mrow>
    </mrow>
    <annotation encoding="StarMath 5.0">
b_i^(y)(t + 1) = b_i^(y)(t) + η cdot{( z_k - o_k )} cdot {{ {sum from {j = 1, j &lt;&gt; i } to {m}α_j cdot ((p_i cdot x_k + q_i cdot y_k + r_i) - (p_j cdot x_k + q_j cdot y_k + r_j))} } over {(sum from {j = 1} to {m} {α_j})^2}} cdot {α_{i}}^( x ) cdot -( y - a_i^(y) ) cdot α_i^(y) cdot( 1 - α_i^(y))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o</mi>
            <mi>k</mi>
          </msub>
        </mrow>
      </mfrac>
      <mo stretchy="false">=</mo>
      <mrow>
        <mo stretchy="false">−</mo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</mrow>
    </mrow>
    <annotation encoding="StarMath 5.0">{{ partial E_k } over { partial o_k }} = -( z_k - o_k )</annotation>
  </semantics>
</math>
</file>

<file path=Object 9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p</mi>
            <mi>i</mi>
          </msub>
        </mrow>
      </mfrac>
      <mo stretchy="false">=</mo>
      <mfrac>
        <mrow>
          <msub>
            <mi>α</mi>
            <mi>i</mi>
          </msub>
          <mo stretchy="false">⋅</mo>
          <msub>
            <mi>x</mi>
            <mi>k</mi>
          </msub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p_i }} =  { {α_i cdot x_k} } over {sum from {j = 1} to {m} {α_j}}</annotation>
  </semantics>
</math>
</file>